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11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1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6" calcext:value-type="float">
            <text:p>6.6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11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2*[.B13]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formula="of:=[.B38]*[.B37]" office:value-type="float" office:value="60" calcext:value-type="float">
            <text:p>6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formula="of:=[.B39]*[.B37]" office:value-type="float" office:value="720" calcext:value-type="float">
            <text:p>720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9]*1000" office:value-type="float" office:value="55" calcext:value-type="float">
            <text:p>55</text:p>
          </table:table-cell>
          <table:table-cell/>
          <table:table-cell office:value-type="string" calcext:value-type="string">
            <text:p>Unidirectional gain ! Divide by two if bidir</text:p>
          </table:table-cell>
          <table:table-cell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2]*[.B39]/1000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3]/[.B32]*([.B37]/[.B43])*1000" office:value-type="float" office:value="3.22265625" calcext:value-type="float">
            <text:p>3.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7T19:40:59.049121889</dc:date>
    <meta:editing-duration>P5DT9M54S</meta:editing-duration>
    <meta:editing-cycles>9</meta:editing-cycles>
    <meta:document-statistic meta:table-count="1" meta:cell-count="116" meta:object-count="0"/>
  </office:meta>
</office:document-meta>
</file>